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Initializer.execute( @ Nullable DatabasePopulator popula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SourceInitializ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Initializer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Initializer.setDatabasePopulator( DatabasePopulator databasePopu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Initializer.set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Initializer.setDatabaseCleaner( DatabasePopulator databaseClea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Initializ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